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ond" svg:font-family="'Noto Sans Cond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fo:language="pt" fo:country="BR" officeooo:rsid="00041086" officeooo:paragraph-rsid="00041086"/>
    </style:style>
    <style:style style:name="P2" style:family="paragraph" style:parent-style-name="Standard">
      <style:paragraph-properties fo:margin-top="0.101cm" fo:margin-bottom="0.101cm" style:contextual-spacing="false"/>
      <style:text-properties fo:language="pt" fo:country="BR" officeooo:paragraph-rsid="0004aff4"/>
    </style:style>
    <style:style style:name="P3" style:family="paragraph" style:parent-style-name="Standard">
      <style:paragraph-properties fo:margin-top="0.101cm" fo:margin-bottom="0.101cm" style:contextual-spacing="false"/>
      <style:text-properties fo:language="pt" fo:country="BR" officeooo:rsid="00058956" officeooo:paragraph-rsid="00058956"/>
    </style:style>
    <style:style style:name="P4" style:family="paragraph" style:parent-style-name="Standard">
      <style:paragraph-properties fo:margin-top="0.101cm" fo:margin-bottom="0.101cm" style:contextual-spacing="false"/>
      <style:text-properties fo:language="pt" fo:country="BR" officeooo:rsid="00058e0c" officeooo:paragraph-rsid="00058e0c"/>
    </style:style>
    <style:style style:name="P5" style:family="paragraph" style:parent-style-name="Standard">
      <style:paragraph-properties fo:margin-top="0.101cm" fo:margin-bottom="0.101cm" style:contextual-spacing="false"/>
      <style:text-properties fo:language="pt" fo:country="BR" officeooo:rsid="00058e0c" officeooo:paragraph-rsid="00058e0c" fo:background-color="transparent"/>
    </style:style>
    <style:style style:name="P6" style:family="paragraph" style:parent-style-name="Standard">
      <style:paragraph-properties fo:margin-top="0.101cm" fo:margin-bottom="0.101cm" style:contextual-spacing="false"/>
      <style:text-properties fo:language="pt" fo:country="BR" officeooo:rsid="000c99c4" officeooo:paragraph-rsid="000c99c4"/>
    </style:style>
    <style:style style:name="P7" style:family="paragraph" style:parent-style-name="Heading_20_2">
      <style:text-properties officeooo:rsid="0013eb99" officeooo:paragraph-rsid="0013eb99"/>
    </style:style>
    <style:style style:name="P8" style:family="paragraph" style:parent-style-name="Heading_20_3">
      <style:paragraph-properties fo:text-align="end" style:justify-single-word="false"/>
      <style:text-properties officeooo:rsid="001fae0c" officeooo:paragraph-rsid="001fae0c"/>
    </style:style>
    <style:style style:name="P9" style:family="paragraph" style:parent-style-name="Standard">
      <style:paragraph-properties fo:margin-top="0.101cm" fo:margin-bottom="0.101cm" style:contextual-spacing="false"/>
      <style:text-properties fo:language="pt" fo:country="BR" officeooo:rsid="0004aff4" officeooo:paragraph-rsid="0004aff4"/>
    </style:style>
    <style:style style:name="P10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0ae346" officeooo:paragraph-rsid="000ae346" fo:background-color="transparent" style:font-style-asian="normal" style:font-style-complex="normal"/>
    </style:style>
    <style:style style:name="P11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0b4124" officeooo:paragraph-rsid="0013eb99" fo:background-color="transparent" style:font-style-asian="normal" style:font-style-complex="normal"/>
    </style:style>
    <style:style style:name="P12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1122db" officeooo:paragraph-rsid="001122db" fo:background-color="transparent" style:font-style-asian="normal" style:font-style-complex="normal"/>
    </style:style>
    <style:style style:name="P13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13eb99" officeooo:paragraph-rsid="0013eb99" fo:background-color="transparent" style:font-style-asian="normal" style:font-style-complex="normal"/>
    </style:style>
    <style:style style:name="P14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158f64" officeooo:paragraph-rsid="00158f64" fo:background-color="transparent" style:font-style-asian="normal" style:font-style-complex="normal"/>
    </style:style>
    <style:style style:name="P15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1791c9" officeooo:paragraph-rsid="001791c9" fo:background-color="transparent" style:font-style-asian="normal" style:font-style-complex="normal"/>
    </style:style>
    <style:style style:name="P16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18fa5c" officeooo:paragraph-rsid="0018fa5c" fo:background-color="transparent" style:font-style-asian="normal" style:font-style-complex="normal"/>
    </style:style>
    <style:style style:name="P17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1a6006" officeooo:paragraph-rsid="001a6006" fo:background-color="transparent" style:font-style-asian="normal" style:font-style-complex="normal"/>
    </style:style>
    <style:style style:name="P18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1db219" officeooo:paragraph-rsid="001db219" fo:background-color="transparent" style:font-style-asian="normal" style:font-style-complex="normal"/>
    </style:style>
    <style:style style:name="P19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1ee361" officeooo:paragraph-rsid="001ee361" fo:background-color="transparent" style:font-style-asian="normal" style:font-style-complex="normal"/>
    </style:style>
    <style:style style:name="P20" style:family="paragraph" style:parent-style-name="Standard">
      <style:paragraph-properties fo:margin-top="0.101cm" fo:margin-bottom="0.101cm" style:contextual-spacing="false"/>
      <style:text-properties fo:language="pt" fo:country="BR" officeooo:rsid="000e2983" officeooo:paragraph-rsid="000e2983"/>
    </style:style>
    <style:style style:name="P21" style:family="paragraph" style:parent-style-name="Standard">
      <style:paragraph-properties fo:margin-top="0.101cm" fo:margin-bottom="0.101cm" style:contextual-spacing="false"/>
      <style:text-properties fo:language="pt" fo:country="BR" officeooo:rsid="000a4da9" officeooo:paragraph-rsid="000a4da9" fo:background-color="transparent"/>
    </style:style>
    <style:style style:name="P22" style:family="paragraph" style:parent-style-name="Text_20_body">
      <style:paragraph-properties fo:text-align="start" style:justify-single-word="false"/>
      <style:text-properties officeooo:rsid="0020e266" officeooo:paragraph-rsid="0020e266"/>
    </style:style>
    <style:style style:name="T1" style:family="text">
      <style:text-properties officeooo:rsid="0004aff4"/>
    </style:style>
    <style:style style:name="T2" style:family="text">
      <style:text-properties fo:background-color="#eeba0b" loext:char-shading-value="0"/>
    </style:style>
    <style:style style:name="T3" style:family="text">
      <style:text-properties fo:background-color="#7fc29b" loext:char-shading-value="0"/>
    </style:style>
    <style:style style:name="T4" style:family="text">
      <style:text-properties fo:background-color="#3aaed8" loext:char-shading-value="0"/>
    </style:style>
    <style:style style:name="T5" style:family="text">
      <style:text-properties fo:background-color="#cc3f0c" loext:char-shading-value="0"/>
    </style:style>
    <style:style style:name="T6" style:family="text">
      <style:text-properties fo:color="#ffffff" loext:opacity="100%" fo:background-color="#4f4789" loext:char-shading-value="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e2983"/>
    </style:style>
    <style:style style:name="T9" style:family="text">
      <style:text-properties officeooo:rsid="0013eb99"/>
    </style:style>
    <style:style style:name="T10" style:family="text">
      <style:text-properties style:font-name="Liberation Sans" fo:font-size="16.1000003814697pt" fo:font-weight="bold" style:font-name-asian="Noto Sans Cond" style:font-size-asian="16.1000003814697pt" style:font-weight-asian="bold" style:font-name-complex="Noto Sans Cond" style:font-size-complex="16.1000003814697pt" style:font-weight-complex="bold"/>
    </style:style>
    <style:style style:name="T11" style:family="text">
      <style:text-properties officeooo:rsid="0015af8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8fa5c"/>
    </style:style>
    <style:style style:name="T14" style:family="text">
      <style:text-properties officeooo:rsid="001be7e7"/>
    </style:style>
    <style:style style:name="T15" style:family="text">
      <style:text-properties officeooo:rsid="001f9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Primeiros passos</text:h>
      <text:p text:style-name="P1">Inicialmente, criei um projeto VueJS, usando o Nuxt. Nele, eu configurei o Jest como framework de testes, além do Axios para o uso de APIs.</text:p>
      <text:p text:style-name="P1">Então, dentro da pasta do projeto de Vue, iniciei um projeto de NodeJS, usando express para a criação agilizada do servidor.</text:p>
      <text:p text:style-name="P6">Em seguida, criei o banco de dados “encurtador_links”, em mariaDB. Criando duas tabelas: tb_users, que contêm as colunas: id (Int, Chave primária, auto-incremento, not null), e-mail (Varchar 255, not null ) e senha (Varchar 255, not null).</text:p>
      <text:p text:style-name="P6">E a tabela: tb_links, que contêm os campos: </text:p>
      <text:p text:style-name="P6">- id (Int, Chave primária, auto-incremento, not null); </text:p>
      <text:p text:style-name="P6">- título (Varchar 255, not null); </text:p>
      <text:p text:style-name="P6">- link_original (Varchar 255, not null); </text:p>
      <text:p text:style-name="P6">- link_encurtado (Varchar 255, not null); </text:p>
      <text:p text:style-name="P6">- id_usuario (Int, <text:span text:style-name="T8">chave estrangeira</text:span>); </text:p>
      <text:p text:style-name="P6">- views (Int, not null).</text:p>
      <text:p text:style-name="P20">A relação entre as tabelas seria: Usuário encurta link, eu poderia saber quem é o usuário pelo seu id, passado na chave estrangeira: “id_usuario”; no entanto, fiz questão dela poder ser nula, permitindo que o usuário possa ser anônimo.</text:p>
      <text:h text:style-name="P7" text:outline-level="2">Problemas com a API</text:h>
      <text:p text:style-name="P1">No Vue, comecei a enfrentar um problema com a API, pelo fato de eu rodar ambos no mesmo servidor (localhost), meu navegador começou a bloquear a requisição, apontando o erro: “Cross-Origin Request Blocked”, já tinha enfrentado esse erro antes, com minha API em PHP, lá bastou eu definir um Header, para permitir a requisição e no Node, as coisas não foram diferentes, embora tenham sido um pouco mais complicadas, possivelmente pela minha inexperiência com ele. Mas pesquisa vai, pesquisa vem, encontrei os headers que precisava utilizar; assim, finalmente, minha API tinha sido integrada com o meu front.</text:p>
      <text:p text:style-name="P9">Com a API configurada, comecei a pensar o design do serviço. Pretendo focar em algo mais simples. Inicialmente, preciso definir as fontes e as cores.</text:p>
      <text:h text:style-name="P7" text:outline-level="2">Definiç<text:span text:style-name="T10">ão da identidade visual</text:span></text:h>
      <text:p text:style-name="P9">As fontes escolhidas foram: </text:p>
      <text:p text:style-name="P2"><text:span text:style-name="T1">- </text:span>Open Sans, <text:span text:style-name="T1">como fonte padrão, usada em parágrafos, listas, links etc.</text:span></text:p>
      <text:p text:style-name="P2">- Bebas Neue, <text:span text:style-name="T1">como fonte para destaques, usada em título.</text:span></text:p>
      <text:p text:style-name="P3">Já para as cores, eu utilizei o site: <text:a xlink:type="simple" xlink:href="https://coolors.co/" text:style-name="Internet_20_link" text:visited-style-name="Visited_20_Internet_20_Link">https://coolors.co</text:a>, que utiliza de uma inteligência artificial para sugerir novas cores, que combinem entre si, agilizando muito o processo de montagem da paleta de cores.</text:p>
      <text:p text:style-name="P4">Ao fim da escolha, as cores foram:</text:p>
      <text:p text:style-name="P4">- Dark Slate Blue: <text:span text:style-name="T6">#4F4789</text:span></text:p>
      <text:p text:style-name="P5"><text:soft-page-break/>- Orange Yellow: <text:span text:style-name="T2">#EEBA0B</text:span></text:p>
      <text:p text:style-name="P5">- Eton Blue: <text:span text:style-name="T3">#7FC29B</text:span></text:p>
      <text:p text:style-name="P5">- Cerulean Crayola: <text:span text:style-name="T4">#3AAED8</text:span></text:p>
      <text:p text:style-name="P5">- Sinopia: <text:span text:style-name="T5">#CC3F0C</text:span></text:p>
      <text:p text:style-name="P21">Tendo toda a base inicial definida, comecei o projeto propriamente dito. Criei um componente Header, contendo a logo do serviço, junto de um <text:span text:style-name="T7">lema e links para navegação em outras páginas.</text:span></text:p>
      <text:h text:style-name="P7" text:outline-level="2">Iniciando nos testes</text:h>
      <text:p text:style-name="P10">Antes de prosseguir para a criação do componente Main, decidi me aventurar pelo mundo dos testes. Tentei copiar o teste padrão, modificando algumas coisas com a ajuda da documentação para verificar se o texto do H1, no header era: “Encurtador de URLs”, o título que usei.</text:p>
      <text:p text:style-name="P11">Interessantemente, a criação do teste foi mais fácil do que eu esperava, ele é extremamente semântico, então fica fácil de entender o que está acontecendo; além de que, com os testes rodando no terminal, eu não preciso verificar o navegador, mantendo o meu foco no editor de código.</text:p>
      <text:p text:style-name="P13">Alguns problemas surgiram, como testar o valor de diversos itens de uma lista. Inicialmente, ele apontava só para o primeiro item, mas com um pouco de pesquisa e tentativa e erro, consegui descobrir um método findAll, que criava um conjunto das ocorrências de um determinado elemento (no caso o &lt;li&gt;). Tendo isso, eu pude testar cada elemento da lista individualmente (eram, dois nesse ponto, dois links); assim, consegui usar a função .at, para selecionar o elemento particular e testá-lo.</text:p>
      <text:h text:style-name="P7" text:outline-level="2">Main</text:h>
      <text:p text:style-name="P12">Então passei para criação do componente main, <text:span text:style-name="T9">dentro dele criei mais três componentes: CriarLink; LinkGerado e CardErro.</text:span></text:p>
      <text:p text:style-name="P14">O Componente CriarLink, possuí um formulário com um componente Input personalizado, já estilizado . Ao clicar no botão “Encurtar!”, <text:span text:style-name="T11">um método chamado: “gerarLink” é acionado, ele recolhe o título e o link inseridos nos campos de texto e faz algumas verificações de segurança, testando se nenhum deles está vazio e se o link inicia com http(s).</text:span></text:p>
      <text:p text:style-name="P15">Caso as validações sejam concluídas com sucesso, um <text:span text:style-name="T12">State </text:span>chamado de “link_valido”, terá o seu valor mudado para verdadeiro e, então, uma constante: “link_novo” é criada usando de um método próprio que cria um ID único pseudo aleatório, com um número predefinido de caracteres; inicialmente, defini três caracteres, mas dentro desse método há a chamada de outro método: “idExists”, que faz uma busca no banco de dados para verificar se o id gerado já existe; caso já exista, o método generateUNID chama-se a si mesmo novamente, mas com o tamanho do ID incrementado em um, ou seja, agora ele tentará criar um ID único de quatro caracteres; <text:span text:style-name="T13">caso não exista, ele irá inserir esse link no banco de dados, já com seu ID único de encurtamento.</text:span></text:p>
      <text:p text:style-name="P16">Ao final do processo, os <text:span text:style-name="T12">States </text:span>título e link_original serão atualizados pelos passados no formulário e o componente LinkGerado será mostrado, com um fundo verde, alertando que o link foi gerado com sucesso e disponibilizando o título e o link encurtado.</text:p>
      <text:p text:style-name="P17">Ao clicar no link encurtado, que usa a base da api + id único (P.ex: <text:a xlink:type="simple" xlink:href="http://localhost:5000/Xfv" text:style-name="Internet_20_link" text:visited-style-name="Visited_20_Internet_20_Link">http://localhost:5000/Xfv</text:a>), <text:span text:style-name="T14">o NodeJS faz uma requisição ao banco de dados para verificar se o link encurtado (Xfv), existe e coletar também o link original; caso sim, ele simplesmente redireciona o usuário para o link original </text:span><text:span text:style-name="T15">e incrementa a visualização do link</text:span><text:span text:style-name="T14">; caso não, ele exibe uma mensagem: “Não existe”.</text:span></text:p>
      <text:p text:style-name="P18"><text:soft-page-break/>Caso a criação do link encurtado falhe por algum motivo, o componente CardErro será exibido, alertando o usuário que houve um erro ao gerar seu link e pede para que ele verifique os dados que inseriu no formulário.</text:p>
      <text:p text:style-name="P19">A página top-cem exibe um componente TopMain, que tem em si um componente TabelaResponsiva, que eu criei para conservar a funcionalidade do serviço mesmo nos dispositivos móveis, dentro da TabelaResponsiva, é feita uma requisição à API, no caminho “get-urls”, que fará uma requisição ao banco de dados, selecionando os 100 links mais visitados.</text:p>
      <text:h text:style-name="P8" text:outline-level="3">Dia 27</text:h>
      <text:p text:style-name="P22">A primeira coisa que tentei fazer foi configurar os testes, infelizmente acabei falhando graças a alguns problemas que apareceram, depois de algum tempo mexendo neles, eu decidi ir focar em implementar os outros requisitos, para que depois eu possa focar inteiramente em entendê-los e configurá-los. Sinto que isso será o que mais me dará trabalho, justamente pela falta de experiência com eles.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ond" svg:font-family="'Noto Sans Con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ond" style:font-size-asian="10.5pt" style:language-asian="zh" style:country-asian="CN" style:font-name-complex="Noto Sans Cond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ond" style:font-size-asian="10.5pt" style:language-asian="zh" style:country-asian="CN" style:font-name-complex="Noto Sans Cond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ond" style:font-family-asian="'Noto Sans Cond'" style:font-family-generic-asian="system" style:font-pitch-asian="variable" style:font-size-asian="14pt" style:font-name-complex="Noto Sans Cond" style:font-family-complex="'Noto Sans Con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ond" style:font-family-asian="'Noto Sans Cond'" style:font-family-generic-asian="system" style:font-pitch-asian="variable" style:font-size-asian="24pt" style:font-weight-asian="bold" style:font-name-complex="Noto Sans Cond" style:font-family-complex="'Noto Sans Cond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11:40:58.790458621</meta:creation-date>
    <dc:date>2022-02-27T10:58:39.274082490</dc:date>
    <meta:editing-duration>PT9H35M3S</meta:editing-duration>
    <meta:editing-cycles>23</meta:editing-cycles>
    <meta:generator>LibreOffice/7.3.0.3$Linux_X86_64 LibreOffice_project/30$Build-3</meta:generator>
    <meta:document-statistic meta:table-count="0" meta:image-count="0" meta:object-count="0" meta:page-count="3" meta:paragraph-count="41" meta:word-count="1051" meta:character-count="6396" meta:non-whitespace-character-count="5379"/>
  </office:meta>
</office:document-meta>
</file>